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88ec7" officeooo:paragraph-rsid="00088ec7" style:font-size-asian="16pt" style:font-size-complex="16pt"/>
    </style:style>
    <style:style style:name="P2" style:family="paragraph" style:parent-style-name="Standard">
      <style:text-properties fo:font-size="12pt" officeooo:rsid="00088ec7" officeooo:paragraph-rsid="00088ec7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S DE INGLES</text:p>
      <text:p text:style-name="P1"/>
      <text:p text:style-name="P1">Exam 1 :</text:p>
      <text:p text:style-name="P1"/>
      <text:p text:style-name="P2">Grammar &amp; Vocabulary : 7,7</text:p>
      <text:p text:style-name="P2">Listening: 9</text:p>
      <text:p text:style-name="P2">Writing: 1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3T16:43:51.703220017</meta:creation-date>
    <dc:date>2025-11-13T16:45:21.610987006</dc:date>
    <meta:editing-duration>PT1M30S</meta:editing-duration>
    <meta:editing-cycles>1</meta:editing-cycles>
    <meta:document-statistic meta:table-count="0" meta:image-count="0" meta:object-count="0" meta:page-count="1" meta:paragraph-count="5" meta:word-count="15" meta:character-count="72" meta:non-whitespace-character-count="62"/>
    <meta:generator>LibreOffice/7.4.7.2$Linux_X86_64 LibreOffice_project/40$Build-2</meta:generator>
  </office:meta>
</office:document-meta>
</file>